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82ca" officeooo:paragraph-rsid="001e82ca" style:font-style-asian="normal" style:font-weight-asian="normal"/>
    </style:style>
    <style:style style:name="P5" style:family="paragraph" style:parent-style-name="Standard">
      <style:text-properties fo:language="en" fo:country="US" officeooo:rsid="001e82ca" officeooo:paragraph-rsid="001e82ca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add the drugs plugin, as there is a lot of roleplay and lore that can be done with the plugin as well as having states need laws on them. The link is in appendix A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0-9: To add the drugs plugin</text:span><text:span text:style-name="T1">]</text:span></text:p>
      <text:p text:style-name="Standard"><text:span text:style-name="T1"/></text:p>
      <text:p text:style-name="P5"><text:span text:style-name="T1">APPENDIX A: Plugin link<text:line-break/>https://www.spigotmc.org/resources/drugs-1-17-1-21.111038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50:41.652155859</dc:date>
    <meta:editing-duration>PT3M1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7" meta:character-count="479" meta:non-whitespace-character-count="410"/>
  </office:meta>
</office:document-meta>
</file>